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6.7472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08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11in"/>
    </style:style>
    <style:style style:name="co13" style:family="table-column">
      <style:table-column-properties fo:break-before="auto" style:column-width="2.1256in"/>
    </style:style>
    <style:style style:name="co14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1.2146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5791in"/>
    </style:style>
    <style:style style:name="co19" style:family="table-column">
      <style:table-column-properties fo:break-before="auto" style:column-width="1.622in"/>
    </style:style>
    <style:style style:name="co20" style:family="table-column">
      <style:table-column-properties fo:break-before="auto" style:column-width="0.6681in"/>
    </style:style>
    <style:style style:name="co21" style:family="table-column">
      <style:table-column-properties fo:break-before="auto" style:column-width="0.6035in"/>
    </style:style>
    <style:style style:name="co22" style:family="table-column">
      <style:table-column-properties fo:break-before="auto" style:column-width="0.7535in"/>
    </style:style>
    <style:style style:name="co23" style:family="table-column">
      <style:table-column-properties fo:break-before="auto" style:column-width="1.4398in"/>
    </style:style>
    <style:style style:name="co24" style:family="table-column">
      <style:table-column-properties fo:break-before="auto" style:column-width="1.0327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1.3543in"/>
    </style:style>
    <style:style style:name="co27" style:family="table-column">
      <style:table-column-properties fo:break-before="auto" style:column-width="5.0709in"/>
    </style:style>
    <style:style style:name="co28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style:text-outline="false" style:text-line-through-style="none" style:text-line-through-type="none" style:font-name="JetBrains Mono" fo:font-size="7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7.5pt" style:language-asian="none" style:country-asian="none" style:font-style-asian="normal" style:font-weight-asian="normal" style:font-name-complex="JetBrains Mono" style:font-size-complex="7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cted val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number-columns-repeated="3" table:default-cell-style-name="ce7"/>
        <table:table-column table:style-name="co4" table:number-columns-repeated="16373" table:default-cell-style-name="Default"/>
        <table:table-row table:style-name="ro1">
          <table:table-cell office:value-type="string" calcext:value-type="string">
            <text:p>Test Case N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ime seg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 : Curr Stmt Bal</text:p>
          </table:table-cell>
          <table:table-cell office:value-type="string" calcext:value-type="string">
            <text:p>Credit : Prev Stmt Bal</text:p>
          </table:table-cell>
          <table:table-cell table:number-columns-repeated="16378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>
            <text:p># 1. make cc min payment only. prev statement bal is less than $40</text:p>
          </table:table-cell>
          <table:table-cell table:style-name="ce5" office:value-type="string" calcext:value-type="string">
            <text:p>initial condition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txn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after txn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>
            <text:p># 2. make cc min payment only. prev statement bal is more than $40 and less than $2k</text:p>
          </table:table-cell>
          <table:table-cell table:style-name="ce5" office:value-type="string" calcext:value-type="string">
            <text:p>initial conditions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# 3. make cc min payment only. prev bal is more than $2k. min payment is 2%</text:p>
          </table:table-cell>
          <table:table-cell table:style-name="ce5" office:value-type="string" calcext:value-type="string">
            <text:p>initial condition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table:number-columns-repeated="2"/>
          <table:table-cell table:number-columns-repeated="16376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>
            <text:p># 5. prev less than 40, total debt more than 40, pay less than total balance.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>
            <text:p># 6. prev less than 40, total debt more than 40, pay more than total balance.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>
            <text:p># 7. prev less than 40, total debt more than 40, pay less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>
            <text:p># 8. prev less than 40, total debt more than 40, pay more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8" calcext:value-type="float" table:number-columns-spanned="1" table:number-rows-spanned="3">
            <text:p>8</text:p>
          </table:table-cell>
          <table:table-cell table:style-name="ce4" office:value-type="string" calcext:value-type="string">
            <text:p># 9. prev more than 40 and less than 2k. pay less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>
            <text:p># 10. prev more than 40 and less than 2k. pay more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4" office:value-type="string" calcext:value-type="string">
            <text:p># 11. prev more than 40 and less than 2k. pay less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4"/>
          <table:table-cell table:number-columns-repeated="16377"/>
        </table:table-row>
        <table:table-row table:style-name="ro2">
          <table:table-cell table:style-name="ce1" office:value-type="float" office:value="11" calcext:value-type="float" table:number-columns-spanned="1" table:number-rows-spanned="3">
            <text:p>11</text:p>
          </table:table-cell>
          <table:table-cell table:style-name="ce3" office:value-type="string" calcext:value-type="string">
            <text:p># 12. prev more than 40 and less than 2k. pay more than total balance when insufficient funds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4" office:value-type="string" calcext:value-type="string">
            <text:p># 13. prev more than 2k. pay less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4" office:value-type="string" calcext:value-type="string">
            <text:p>after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covered-table-cell table:style-name="ce2"/>
          <table:table-cell table:style-name="ce4"/>
          <table:table-cell table:style-name="ce6" office:value-type="string" calcext:value-type="string">
            <text:p>before txn</text:p>
          </table:table-cell>
          <table:table-cell table:style-name="ce4" table:number-columns-repeated="5"/>
          <table:table-cell table:number-columns-repeated="3"/>
          <table:table-cell table:style-name="ce4" table:number-columns-repeated="16373"/>
        </table:table-row>
        <table:table-row table:style-name="ro2">
          <table:table-cell table:style-name="ce1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>
            <text:p># 14. prev more than 2k. pay more than total balance</text:p>
          </table:table-cell>
          <table:table-cell table:style-name="ce5" office:value-type="string" calcext:value-type="string">
            <text:p>initial conditions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4" office:value-type="string" calcext:value-type="string">
            <text:p>after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2">
          <table:covered-table-cell table:style-name="ce1"/>
          <table:table-cell table:style-name="ce3"/>
          <table:table-cell table:style-name="ce6" office:value-type="string" calcext:value-type="string">
            <text:p>before txn</text:p>
          </table:table-cell>
          <table:table-cell table:style-name="ce3" table:number-columns-repeated="5"/>
          <table:table-cell table:number-columns-repeated="3"/>
          <table:table-cell table:style-name="ce3" table:number-columns-repeated="1637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cases" table:style-name="ta1">
        <office:forms form:automatic-focus="false" form:apply-design-mode="false"/>
        <table:table-column table:style-name="co4" table:number-columns-repeated="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ard coded- payment test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ecking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Expected Payment</text:p>
          </table:table-cell>
          <table:table-cell office:value-type="string" calcext:value-type="string">
            <text:p>Comment</text:p>
          </table:table-cell>
          <table:table-cell table:style-name="ce9" office:value-type="string" calcext:value-type="string">
            <text:p>satisfice tests</text:p>
          </table:table-cell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expect skip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min payment, expect 25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min payment, no curr, less than 2k total, expect 40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min payment, expect 60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ould be skipped without crashing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y part of the prev balanc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y all prev and part cur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y more than owed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y part of the prev balance when no funds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y all prev and part curr when no funds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y more than owed when no funds</text:p>
          </table:table-cell>
          <table:table-cell/>
        </table:table-row>
      </table:table>
      <table:table table:name="Accoun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Min_Balance</text:p>
          </table:table-cell>
          <table:table-cell office:value-type="string" calcext:value-type="string">
            <text:p>Max_Balance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Billing_Start_Date_YYYYMMDD</text:p>
          </table:table-cell>
          <table:table-cell office:value-type="string" calcext:value-type="string">
            <text:p>Interest_Type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Interest_Cadence</text:p>
          </table:table-cell>
          <table:table-cell office:value-type="string" calcext:value-type="string">
            <text:p>Minimum_Payment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d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v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B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oan C</text:p>
          </table:table-cell>
          <table:table-cell table:number-columns-repeated="4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Loan 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an E</text:p>
          </table:table-cell>
          <table:table-cell table:number-columns-repeated="9"/>
        </table:table-row>
      </table:table>
      <table:table table:name="BudgetItem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Start_Date_YYYYMMD</text:p>
          </table:table-cell>
          <table:table-cell office:value-type="string" calcext:value-type="string">
            <text:p>End_Date_YYYYMMD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eferrable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ekl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 cc payment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 loan payments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thly</text:p>
          </table:table-cell>
          <table:table-cell office:value-type="float" office:value="223.19" calcext:value-type="float">
            <text:p>223.1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0230301" calcext:value-type="float">
            <text:p>20230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il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n-deferrable with interes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ferrable with intere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itional cc paymen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n deferrable no interes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ferrable no interes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itional loan paymen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No</text:p>
          </table:table-cell>
        </table:table-row>
      </table:table>
      <table:table table:name="Memo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Memo_Regex</text:p>
          </table:table-cell>
          <table:table-cell office:value-type="string" calcext:value-type="string">
            <text:p>Account_From</text:p>
          </table:table-cell>
          <table:table-cell office:value-type="string" calcext:value-type="string">
            <text:p>Account_To</text:p>
          </table:table-cell>
          <table:table-cell office:value-type="string" calcext:value-type="string">
            <text:p>Transaction_Priority</text:p>
          </table:table-cell>
        </table:table-row>
        <table:table-row table:style-name="ro1">
          <table:table-cell office:value-type="string" calcext:value-type="string">
            <text:p>min cc pay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A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B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C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D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loan payment E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ec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dtl cc payment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Cred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.*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dtl loan payment A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B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C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D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tl loan payment E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Loan 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*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.*</text:p>
          </table:table-cell>
          <table:table-cell office:value-type="float" office:value="8" calcext:value-type="float">
            <text:p>8</text:p>
          </table:table-cell>
        </table:table-row>
      </table:table>
      <table:table table:name="test methods" table:style-name="ta1">
        <office:forms form:automatic-focus="false" form:apply-design-mode="false"/>
        <table:table-column table:style-name="co4" table:default-cell-style-name="Default"/>
        <table:table-column table:style-name="co27" table:default-cell-style-name="ce21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Strict checking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/>
          <table:table-cell office:value-type="string" calcext:value-type="string">
            <text:p>test_ExpenseForecast_Constructo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only_no_budget_item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only__income_and_payment_on_same_d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only__cc_payment__prev_bal_25__expect_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only__cc_payment__prev_bal_1000__expect_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only__cc_payment_prev_bal_3000__expect_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and_p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and_p2_and_p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1_and_p2_and_p3_and_p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2_and_3__expect_ski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2_and_3__expect_def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2_and_3__p3_item_skipped_bc_p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2_and_3__p3_item_deferred_bc_p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no_prev_balance__pay_100__no_funds__expect_sk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no_prev_balance__pay_100__expect_sk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pay_all_of_prev_part_of_curr__expect_8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pay_part_of_prev_balance__expect_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non_0_prev_balance_but_no_funds__expect_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4__cc_payment__partial_of_indicated_amou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test_p5_and_6__expect_skip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_complex_input_test_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_multiple_matching_memo_rule_regex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_forecast_longer_than_satisfic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_my_real_life_data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AIL</text:p>
          </table:table-cell>
        </table:table-row>
        <table:table-row table:style-name="ro1">
          <table:table-cell/>
          <table:table-cell office:value-type="string" calcext:value-type="string">
            <text:p>test_p5_and_6__expect_defe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_p7__additional_loan_payment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1:00:14.368000000</meta:creation-date>
    <dc:date>2023-03-30T18:10:33.496000000</dc:date>
    <meta:editing-duration>P6DT4H58M49S</meta:editing-duration>
    <meta:editing-cycles>2</meta:editing-cycles>
    <meta:generator>LibreOffice/7.4.1.2$Windows_X86_64 LibreOffice_project/3c58a8f3a960df8bc8fd77b461821e42c061c5f0</meta:generator>
    <meta:document-statistic meta:table-count="6" meta:cell-count="429" meta:object-count="0"/>
  </office:meta>
</office:document-meta>
</file>